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15cm" fo:min-width="5.4cm"/>
    </style:style>
    <style:style style:name="gr2" style:family="graphic" style:parent-style-name="standard">
      <style:graphic-properties svg:stroke-color="#000000" draw:fill-color="#ffffff" draw:textarea-horizontal-align="justify" draw:textarea-vertical-align="middle" draw:auto-grow-height="false" fo:min-height="3.55cm" fo:min-width="4.5cm"/>
    </style:style>
    <style:style style:name="gr3" style:family="graphic" style:parent-style-name="standard">
      <style:graphic-properties draw:stroke="none" svg:stroke-color="#000000" draw:fill="none" draw:fill-color="#ffffff" fo:min-height="1.05cm"/>
    </style:style>
    <style:style style:name="gr4" style:family="graphic" style:parent-style-name="standard">
      <style:graphic-properties svg:stroke-color="#000000" draw:fill-color="#ffffff" draw:textarea-horizontal-align="justify" draw:textarea-vertical-align="middle" draw:auto-grow-height="false" fo:min-height="0.45cm" fo:min-width="0.2cm"/>
    </style:style>
    <style:style style:name="gr5" style:family="graphic" style:parent-style-name="standard">
      <style:graphic-properties svg:stroke-color="#000000" draw:fill-color="#ffffff" draw:textarea-horizontal-align="justify" draw:textarea-vertical-align="middle" draw:auto-grow-height="false" fo:min-height="1.956cm" fo:min-width="4.988cm" fo:wrap-option="no-wrap"/>
    </style:style>
    <style:style style:name="gr6" style:family="graphic" style:parent-style-name="standard">
      <style:graphic-properties svg:stroke-color="#000000" draw:fill-color="#ffffff" draw:textarea-horizontal-align="justify" draw:textarea-vertical-align="top" draw:auto-grow-height="false" fo:min-height="4.65cm" fo:min-width="4.6cm"/>
    </style:style>
    <style:style style:name="gr7" style:family="graphic" style:parent-style-name="objectwithoutfill">
      <style:graphic-properties svg:stroke-color="#000000" draw:marker-end="Arrow_20_concave" draw:marker-end-width="0.3cm" draw:fill="solid" draw:textarea-vertical-align="middle"/>
    </style:style>
    <style:style style:name="gr8" style:family="graphic" style:parent-style-name="standard">
      <style:graphic-properties svg:stroke-color="#000000" draw:fill-color="#ffffff" draw:textarea-horizontal-align="justify" draw:textarea-vertical-align="top" draw:auto-grow-height="false" fo:min-height="2.15cm" fo:min-width="4.6cm"/>
    </style:style>
    <style:style style:name="gr9" style:family="graphic" style:parent-style-name="standard">
      <style:graphic-properties svg:stroke-color="#000000" draw:fill-color="#ffffff" draw:textarea-horizontal-align="justify" draw:textarea-vertical-align="middle" draw:auto-grow-height="false" fo:min-height="1.371cm" fo:min-width="3.972cm" fo:wrap-option="no-wrap"/>
    </style:style>
    <style:style style:name="gr10" style:family="graphic" style:parent-style-name="standard">
      <style:graphic-properties svg:stroke-color="#000000" draw:fill-color="#ffffff" draw:textarea-horizontal-align="justify" draw:textarea-vertical-align="middle" draw:auto-grow-height="false" fo:min-height="1.37cm" fo:min-width="3.972cm" fo:wrap-option="no-wrap"/>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none" draw:fill-color="#ffffff"/>
    </style:style>
    <style:style style:name="P4" style:family="paragraph">
      <style:paragraph-properties fo:text-align="start"/>
    </style:style>
    <style:style style:name="P5" style:family="paragraph">
      <loext:graphic-properties draw:fill-color="#ffffff"/>
      <style:paragraph-properties fo:text-align="start"/>
    </style:style>
    <style:style style:name="P6"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9cm" svg:height="5.4cm" svg:x="9cm" svg:y="6.1cm">
          <text:p text:style-name="P1">IFI Router</text:p>
          <draw:enhanced-geometry svg:viewBox="0 0 21600 21600" draw:mirror-horizontal="false" draw:mirror-vertical="false" draw:type="rectangle" draw:enhanced-path="M 0 0 L 21600 0 21600 21600 0 21600 0 0 Z N"/>
        </draw:custom-shape>
        <draw:custom-shape draw:style-name="gr2" draw:text-style-name="P2" draw:layer="layout" svg:width="5cm" svg:height="3.8cm" svg:x="3.5cm" svg:y="16.9cm">
          <text:p text:style-name="P1">Switch Sub1</text:p>
          <text:p text:style-name="P1">1.2.1.0/24</text:p>
          <draw:enhanced-geometry svg:viewBox="0 0 21600 21600" draw:type="rectangle" draw:enhanced-path="M 0 0 L 21600 0 21600 21600 0 21600 0 0 Z N"/>
        </draw:custom-shape>
        <draw:custom-shape draw:style-name="gr2" draw:text-style-name="P2" draw:layer="layout" svg:width="5cm" svg:height="3.8cm" svg:x="9.5cm" svg:y="16.9cm">
          <text:p text:style-name="P1">Switch Sub2</text:p>
          <text:p text:style-name="P1">1.2.2.0/24</text:p>
          <draw:enhanced-geometry svg:viewBox="0 0 21600 21600" draw:type="rectangle" draw:enhanced-path="M 0 0 L 21600 0 21600 21600 0 21600 0 0 Z N"/>
        </draw:custom-shape>
        <draw:custom-shape draw:style-name="gr2" draw:text-style-name="P2" draw:layer="layout" svg:width="5cm" svg:height="3.8cm" svg:x="18.7cm" svg:y="16.9cm">
          <text:p text:style-name="P1">Switch Subn</text:p>
          <text:p text:style-name="P1">1.2.n.0/24</text:p>
          <draw:enhanced-geometry svg:viewBox="0 0 21600 21600" draw:type="rectangle" draw:enhanced-path="M 0 0 L 21600 0 21600 21600 0 21600 0 0 Z N"/>
        </draw:custom-shape>
        <draw:frame draw:style-name="gr3" draw:text-style-name="P3" draw:layer="layout" svg:width="1.7cm" svg:height="1.3cm" svg:x="15.1cm" svg:y="18.1cm">
          <draw:text-box>
            <text:p>...</text:p>
          </draw:text-box>
        </draw:frame>
        <draw:custom-shape draw:style-name="gr4" draw:text-style-name="P2" xml:id="id3" draw:id="id3" draw:layer="layout" svg:width="0.7cm" svg:height="0.7cm" svg:x="10.7cm" svg:y="5.8cm">
          <text:p text:style-name="P1">1</text:p>
          <draw:enhanced-geometry svg:viewBox="0 0 21600 21600" draw:type="rectangle" draw:enhanced-path="M 0 0 L 21600 0 21600 21600 0 21600 0 0 Z N"/>
        </draw:custom-shape>
        <draw:custom-shape draw:style-name="gr4" draw:text-style-name="P2" xml:id="id4" draw:id="id4" draw:layer="layout" svg:width="0.7cm" svg:height="0.7cm" svg:x="9.9cm" svg:y="11.2cm">
          <text:p text:style-name="P1">18</text:p>
          <draw:enhanced-geometry svg:viewBox="0 0 21600 21600" draw:type="rectangle" draw:enhanced-path="M 0 0 L 21600 0 21600 21600 0 21600 0 0 Z N"/>
        </draw:custom-shape>
        <draw:custom-shape draw:style-name="gr4" draw:text-style-name="P2" xml:id="id7" draw:id="id7" draw:layer="layout" svg:width="0.7cm" svg:height="0.7cm" svg:x="11.8cm" svg:y="11.2cm">
          <text:p text:style-name="P1">19</text:p>
          <draw:enhanced-geometry svg:viewBox="0 0 21600 21600" draw:type="rectangle" draw:enhanced-path="M 0 0 L 21600 0 21600 21600 0 21600 0 0 Z N"/>
        </draw:custom-shape>
        <draw:custom-shape draw:style-name="gr4" draw:text-style-name="P2" xml:id="id10" draw:id="id10" draw:layer="layout" svg:width="0.7cm" svg:height="0.7cm" svg:x="13.9cm" svg:y="11.2cm">
          <text:p text:style-name="P1">33</text:p>
          <draw:enhanced-geometry svg:viewBox="0 0 21600 21600" draw:type="rectangle" draw:enhanced-path="M 0 0 L 21600 0 21600 21600 0 21600 0 0 Z N"/>
        </draw:custom-shape>
        <draw:custom-shape draw:style-name="gr4" draw:text-style-name="P2" xml:id="id1" draw:id="id1" draw:layer="layout" svg:width="0.7cm" svg:height="0.7cm" svg:x="12cm" svg:y="5.8cm">
          <text:p text:style-name="P1">17</text:p>
          <draw:enhanced-geometry svg:viewBox="0 0 21600 21600" draw:type="rectangle" draw:enhanced-path="M 0 0 L 21600 0 21600 21600 0 21600 0 0 Z N"/>
        </draw:custom-shape>
        <draw:custom-shape draw:style-name="gr5" draw:text-style-name="P2" xml:id="id2" draw:id="id2" draw:layer="layout" svg:width="8.4cm" svg:height="3.4cm" svg:x="7.4cm" svg:y="0.2cm">
          <text:p text:style-name="P1">Externes Netz</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xml:id="id6" draw:id="id6" draw:layer="layout" svg:width="0.7cm" svg:height="0.7cm" svg:x="9.1cm" svg:y="11.2cm">
          <text:p text:style-name="P1">2</text:p>
          <draw:enhanced-geometry svg:viewBox="0 0 21600 21600" draw:mirror-horizontal="false" draw:mirror-vertical="false" draw:type="rectangle" draw:enhanced-path="M 0 0 L 21600 0 21600 21600 0 21600 0 0 Z N"/>
        </draw:custom-shape>
        <draw:custom-shape draw:style-name="gr4" draw:text-style-name="P2" xml:id="id12" draw:id="id12" draw:layer="layout" svg:width="0.7cm" svg:height="0.7cm" svg:x="13.1cm" svg:y="11.2cm">
          <text:p text:style-name="P1">16</text:p>
          <draw:enhanced-geometry svg:viewBox="0 0 21600 21600" draw:mirror-vertical="false" draw:mirror-horizontal="false" draw:type="rectangle" draw:enhanced-path="M 0 0 L 21600 0 21600 21600 0 21600 0 0 Z N"/>
        </draw:custom-shape>
        <draw:custom-shape draw:style-name="gr4" draw:text-style-name="P2" xml:id="id9" draw:id="id9" draw:layer="layout" svg:width="0.7cm" svg:height="0.7cm" svg:x="11cm" svg:y="11.2cm">
          <text:p text:style-name="P1">3</text:p>
          <draw:enhanced-geometry svg:viewBox="0 0 21600 21600" draw:type="rectangle" draw:enhanced-path="M 0 0 L 21600 0 21600 21600 0 21600 0 0 Z N"/>
        </draw:custom-shape>
        <draw:custom-shape draw:style-name="gr6" draw:text-style-name="P5" draw:layer="layout" svg:width="5.1cm" svg:height="4.9cm" svg:x="5.2cm" svg:y="5.7cm">
          <text:p text:style-name="P4">Default: 17</text:p>
          <text:p text:style-name="P4"/>
          <text:p text:style-name="P4">1.2.1.0/24 → 18</text:p>
          <text:p text:style-name="P4">1.2.2.0/24 → 19</text:p>
          <text:p text:style-name="P4">…</text:p>
          <text:p text:style-name="P4">1.2.n.0/24 → 33</text:p>
          <draw:enhanced-geometry svg:viewBox="0 0 21600 21600" draw:type="rectangle" draw:enhanced-path="M 0 0 L 21600 0 21600 21600 0 21600 0 0 Z N"/>
        </draw:custom-shape>
        <draw:connector draw:style-name="gr7" draw:text-style-name="P6" draw:layer="layout" draw:type="line" svg:x1="12.35cm" svg:y1="5.8cm" svg:x2="11.6cm" svg:y2="3.6cm" draw:start-shape="id1" draw:start-glue-point="0" draw:end-shape="id2" svg:d="M12350 5800l-750-2200" svg:viewBox="0 0 751 2201">
          <text:p/>
        </draw:connector>
        <draw:connector draw:style-name="gr7" draw:text-style-name="P6" draw:layer="layout" draw:type="line" svg:x1="11.6cm" svg:y1="3.6cm" svg:x2="11.05cm" svg:y2="5.8cm" draw:start-shape="id2" draw:start-glue-point="2" draw:end-shape="id3" draw:end-glue-point="0" svg:d="M11600 3600l-550 2200" svg:viewBox="0 0 551 2201">
          <text:p/>
        </draw:connector>
        <draw:connector draw:style-name="gr7" draw:text-style-name="P6" draw:layer="layout" draw:type="line" svg:x1="10.25cm" svg:y1="11.9cm" svg:x2="6.05cm" svg:y2="16.6cm" draw:start-shape="id4" draw:start-glue-point="2" draw:end-shape="id5" draw:end-glue-point="0" svg:d="M10250 11900l-4200 4700" svg:viewBox="0 0 4201 4701">
          <text:p/>
        </draw:connector>
        <draw:connector draw:style-name="gr7" draw:text-style-name="P6" draw:layer="layout" draw:type="line" svg:x1="6.05cm" svg:y1="16.6cm" svg:x2="9.45cm" svg:y2="11.9cm" draw:start-shape="id5" draw:start-glue-point="0" draw:end-shape="id6" draw:end-glue-point="2" svg:d="M6050 16600l3400-4700" svg:viewBox="0 0 3401 4701">
          <text:p/>
        </draw:connector>
        <draw:connector draw:style-name="gr7" draw:text-style-name="P6" draw:layer="layout" draw:type="line" svg:x1="12.15cm" svg:y1="11.9cm" svg:x2="11.95cm" svg:y2="16.6cm" draw:start-shape="id7" draw:start-glue-point="2" draw:end-shape="id8" draw:end-glue-point="0" svg:d="M12150 11900l-200 4700" svg:viewBox="0 0 201 4701">
          <text:p/>
        </draw:connector>
        <draw:connector draw:style-name="gr7" draw:text-style-name="P6" draw:layer="layout" draw:type="line" svg:x1="11.95cm" svg:y1="16.6cm" svg:x2="11.35cm" svg:y2="11.9cm" draw:start-shape="id8" draw:start-glue-point="0" draw:end-shape="id9" draw:end-glue-point="2" svg:d="M11950 16600l-600-4700" svg:viewBox="0 0 601 4701">
          <text:p/>
        </draw:connector>
        <draw:connector draw:style-name="gr7" draw:text-style-name="P6" draw:layer="layout" draw:type="line" svg:x1="14.25cm" svg:y1="11.9cm" svg:x2="20.65cm" svg:y2="16.6cm" draw:start-shape="id10" draw:start-glue-point="2" draw:end-shape="id11" draw:end-glue-point="0" svg:d="M14250 11900l6400 4700" svg:viewBox="0 0 6401 4701">
          <text:p/>
        </draw:connector>
        <draw:connector draw:style-name="gr7" draw:text-style-name="P6" draw:layer="layout" draw:type="line" svg:x1="20.65cm" svg:y1="16.6cm" svg:x2="13.45cm" svg:y2="11.9cm" draw:start-shape="id11" draw:start-glue-point="0" draw:end-shape="id12" draw:end-glue-point="2" svg:d="M20650 16600l-7200-4700" svg:viewBox="0 0 7201 4701">
          <text:p/>
        </draw:connector>
        <draw:custom-shape draw:style-name="gr8" draw:text-style-name="P5" draw:layer="layout" svg:width="5.1cm" svg:height="2.4cm" svg:x="0.4cm" svg:y="15.5cm">
          <text:p text:style-name="P4">Default: 1</text:p>
          <text:p text:style-name="P4"/>
          <text:p text:style-name="P4">1.2.1.0/24 → 3</text:p>
          <draw:enhanced-geometry svg:viewBox="0 0 21600 21600" draw:type="rectangle" draw:enhanced-path="M 0 0 L 21600 0 21600 21600 0 21600 0 0 Z N"/>
        </draw:custom-shape>
        <draw:custom-shape draw:style-name="gr4" draw:text-style-name="P2" xml:id="id5" draw:id="id5" draw:layer="layout" svg:width="0.7cm" svg:height="0.7cm" svg:x="5.7cm" svg:y="16.6cm">
          <text:p text:style-name="P1">1</text:p>
          <draw:enhanced-geometry svg:viewBox="0 0 21600 21600" draw:type="rectangle" draw:enhanced-path="M 0 0 L 21600 0 21600 21600 0 21600 0 0 Z N"/>
        </draw:custom-shape>
        <draw:custom-shape draw:style-name="gr4" draw:text-style-name="P2" xml:id="id15" draw:id="id15" draw:layer="layout" svg:width="0.7cm" svg:height="0.7cm" svg:x="4.2cm" svg:y="20.3cm">
          <text:p text:style-name="P1">2</text:p>
          <draw:enhanced-geometry svg:viewBox="0 0 21600 21600" draw:type="rectangle" draw:enhanced-path="M 0 0 L 21600 0 21600 21600 0 21600 0 0 Z N"/>
        </draw:custom-shape>
        <draw:custom-shape draw:style-name="gr4" draw:text-style-name="P2" xml:id="id13" draw:id="id13" draw:layer="layout" svg:width="0.7cm" svg:height="0.7cm" svg:x="7.2cm" svg:y="20.3cm">
          <text:p text:style-name="P1">3</text:p>
          <draw:enhanced-geometry svg:viewBox="0 0 21600 21600" draw:type="rectangle" draw:enhanced-path="M 0 0 L 21600 0 21600 21600 0 21600 0 0 Z N"/>
        </draw:custom-shape>
        <draw:custom-shape draw:style-name="gr4" draw:text-style-name="P2" xml:id="id17" draw:id="id17" draw:layer="layout" svg:width="0.7cm" svg:height="0.7cm" svg:x="10.4cm" svg:y="20.3cm">
          <text:p text:style-name="P1">2</text:p>
          <draw:enhanced-geometry svg:viewBox="0 0 21600 21600" draw:type="rectangle" draw:enhanced-path="M 0 0 L 21600 0 21600 21600 0 21600 0 0 Z N"/>
        </draw:custom-shape>
        <draw:custom-shape draw:style-name="gr4" draw:text-style-name="P2" xml:id="id18" draw:id="id18" draw:layer="layout" svg:width="0.7cm" svg:height="0.7cm" svg:x="12.9cm" svg:y="20.3cm">
          <text:p text:style-name="P1">3</text:p>
          <draw:enhanced-geometry svg:viewBox="0 0 21600 21600" draw:type="rectangle" draw:enhanced-path="M 0 0 L 21600 0 21600 21600 0 21600 0 0 Z N"/>
        </draw:custom-shape>
        <draw:custom-shape draw:style-name="gr4" draw:text-style-name="P2" xml:id="id20" draw:id="id20" draw:layer="layout" svg:width="0.7cm" svg:height="0.7cm" svg:x="19.8cm" svg:y="20.3cm">
          <text:p text:style-name="P1">2</text:p>
          <draw:enhanced-geometry svg:viewBox="0 0 21600 21600" draw:type="rectangle" draw:enhanced-path="M 0 0 L 21600 0 21600 21600 0 21600 0 0 Z N"/>
        </draw:custom-shape>
        <draw:custom-shape draw:style-name="gr4" draw:text-style-name="P2" xml:id="id21" draw:id="id21" draw:layer="layout" svg:width="0.7cm" svg:height="0.7cm" svg:x="21.9cm" svg:y="20.3cm">
          <text:p text:style-name="P1">3</text:p>
          <draw:enhanced-geometry svg:viewBox="0 0 21600 21600" draw:type="rectangle" draw:enhanced-path="M 0 0 L 21600 0 21600 21600 0 21600 0 0 Z N"/>
        </draw:custom-shape>
        <draw:custom-shape draw:style-name="gr4" draw:text-style-name="P2" xml:id="id8" draw:id="id8" draw:layer="layout" svg:width="0.7cm" svg:height="0.7cm" svg:x="11.6cm" svg:y="16.6cm">
          <text:p text:style-name="P1">1</text:p>
          <draw:enhanced-geometry svg:viewBox="0 0 21600 21600" draw:type="rectangle" draw:enhanced-path="M 0 0 L 21600 0 21600 21600 0 21600 0 0 Z N"/>
        </draw:custom-shape>
        <draw:custom-shape draw:style-name="gr4" draw:text-style-name="P2" xml:id="id11" draw:id="id11" draw:layer="layout" svg:width="0.7cm" svg:height="0.7cm" svg:x="20.3cm" svg:y="16.6cm">
          <text:p text:style-name="P1">1</text:p>
          <draw:enhanced-geometry svg:viewBox="0 0 21600 21600" draw:type="rectangle" draw:enhanced-path="M 0 0 L 21600 0 21600 21600 0 21600 0 0 Z N"/>
        </draw:custom-shape>
        <draw:custom-shape draw:style-name="gr8" draw:text-style-name="P5" draw:layer="layout" svg:width="5.1cm" svg:height="2.4cm" svg:x="12.4cm" svg:y="15.6cm">
          <text:p text:style-name="P4">Default: 1</text:p>
          <text:p text:style-name="P4"/>
          <text:p text:style-name="P4">1.2.2.0/24 → 3</text:p>
          <draw:enhanced-geometry svg:viewBox="0 0 21600 21600" draw:type="rectangle" draw:enhanced-path="M 0 0 L 21600 0 21600 21600 0 21600 0 0 Z N"/>
        </draw:custom-shape>
        <draw:custom-shape draw:style-name="gr8" draw:text-style-name="P5" draw:layer="layout" svg:width="5.1cm" svg:height="2.4cm" svg:x="21.3cm" svg:y="15.5cm">
          <text:p text:style-name="P4">Default: 1</text:p>
          <text:p text:style-name="P4"/>
          <text:p text:style-name="P4">1.2.n.0/24 → 3</text:p>
          <draw:enhanced-geometry svg:viewBox="0 0 21600 21600" draw:type="rectangle" draw:enhanced-path="M 0 0 L 21600 0 21600 21600 0 21600 0 0 Z N"/>
        </draw:custom-shape>
        <draw:custom-shape draw:style-name="gr9" draw:text-style-name="P2" xml:id="id14" draw:id="id14" draw:layer="layout" svg:width="6.844cm" svg:height="2.499cm" svg:x="2.4cm" svg:y="22.6cm">
          <text:p text:style-name="P1">Sub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xml:id="id16" draw:id="id16" draw:layer="layout" svg:width="6.844cm" svg:height="2.498cm" svg:x="9.525cm" svg:y="22.601cm">
          <text:p text:style-name="P1">Sub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2" xml:id="id19" draw:id="id19" draw:layer="layout" svg:width="6.844cm" svg:height="2.499cm" svg:x="18.056cm" svg:y="22.601cm">
          <text:p text:style-name="P1">Sub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6" draw:layer="layout" draw:type="line" svg:x1="7.55cm" svg:y1="21cm" svg:x2="5.822cm" svg:y2="22.6cm" draw:start-shape="id13" draw:start-glue-point="2" draw:end-shape="id14" draw:end-glue-point="0" svg:d="M7550 21000l-1728 1600" svg:viewBox="0 0 1729 1601">
          <text:p/>
        </draw:connector>
        <draw:connector draw:style-name="gr7" draw:text-style-name="P6" draw:layer="layout" draw:type="line" svg:x1="5.822cm" svg:y1="22.6cm" svg:x2="4.55cm" svg:y2="21cm" draw:start-shape="id14" draw:end-shape="id15" draw:end-glue-point="2" svg:d="M5822 22600l-1272-1600" svg:viewBox="0 0 1273 1601">
          <text:p/>
        </draw:connector>
        <draw:connector draw:style-name="gr7" draw:text-style-name="P6" draw:layer="layout" draw:type="line" svg:x1="12.947cm" svg:y1="22.601cm" svg:x2="10.75cm" svg:y2="21cm" draw:start-shape="id16" draw:end-shape="id17" draw:end-glue-point="2" svg:d="M12947 22601l-2197-1601" svg:viewBox="0 0 2198 1602">
          <text:p/>
        </draw:connector>
        <draw:connector draw:style-name="gr7" draw:text-style-name="P6" draw:layer="layout" draw:type="line" svg:x1="13.25cm" svg:y1="21cm" svg:x2="12.947cm" svg:y2="22.601cm" draw:start-shape="id18" draw:start-glue-point="2" draw:end-shape="id16" draw:end-glue-point="0" svg:d="M13250 21000l-303 1601" svg:viewBox="0 0 304 1602">
          <text:p/>
        </draw:connector>
        <draw:connector draw:style-name="gr7" draw:text-style-name="P6" draw:layer="layout" draw:type="line" svg:x1="21.478cm" svg:y1="22.601cm" svg:x2="20.15cm" svg:y2="21cm" draw:start-shape="id19" draw:start-glue-point="0" draw:end-shape="id20" draw:end-glue-point="2" svg:d="M21478 22601l-1328-1601" svg:viewBox="0 0 1329 1602">
          <text:p/>
        </draw:connector>
        <draw:connector draw:style-name="gr7" draw:text-style-name="P6" draw:layer="layout" draw:type="line" svg:x1="22.25cm" svg:y1="21cm" svg:x2="21.478cm" svg:y2="22.601cm" draw:start-shape="id21" draw:start-glue-point="2" draw:end-shape="id19" svg:d="M22250 21000l-772 1601" svg:viewBox="0 0 773 160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6.59cm" fo:page-height="25.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5T13:13:35.509310861</meta:creation-date>
    <dc:date>2019-08-15T14:51:24.988796491</dc:date>
    <meta:editing-duration>PT29M45S</meta:editing-duration>
    <meta:editing-cycles>11</meta:editing-cycles>
    <meta:generator>LibreOffice/6.2.5.2$Linux_X86_64 LibreOffice_project/20$Build-2</meta:generator>
    <meta:document-statistic meta:object-count="44"/>
  </office:meta>
</office:document-meta>
</file>